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269A93D5.png" manifest:media-type="image/png"/>
  <manifest:file-entry manifest:full-path="Pictures/100000010000078000000438888B33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62cm" draw:z-index="0"><draw:image xlink:href="Pictures/100000010000078000000438888B33C3.png" xlink:type="simple" xlink:show="embed" xlink:actuate="onLoad" draw:mime-type="image/png"/></draw:frame><draw:frame draw:style-name="fr2" draw:name="Imagen2" text:anchor-type="char" svg:x="-0.053cm" svg:y="9.684cm" svg:width="17cm" svg:height="9.562cm" draw:z-index="1"><draw:image xlink:href="Pictures/100000010000078000000438269A93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3:04:00.644799345</meta:creation-date>
    <dc:date>2025-03-19T13:04:46.467985362</dc:date>
    <meta:editing-duration>PT4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8.5.2$Linux_X86_64 LibreOffice_project/27b361b745d0ea8f99bc93dfcb7a39098dfa5fff</meta:generator>
  </office:meta>
</office:document-meta>
</file>